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fd085" officeooo:paragraph-rsid="001fd085"/>
    </style:style>
    <style:style style:name="P2" style:family="paragraph" style:parent-style-name="Standard">
      <style:text-properties officeooo:rsid="0021741e" officeooo:paragraph-rsid="002174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ip3 install virtualenv</text:p>
      <text:p text:style-name="P1"/>
      <text:p text:style-name="P1">sudo apt-get install libjpeg8-dev</text:p>
      <text:p text:style-name="P1">sudo apt-get install apche2-dev</text:p>
      <text:p text:style-name="P1">sudo apt-get install dos2unix</text:p>
      <text:p text:style-name="P1">sudo apt-get install redis-server</text:p>
      <text:p text:style-name="P1">sudo apt-get install minicom</text:p>
      <text:p text:style-name="P1"/>
      <text:p text:style-name="P2">asgi-redis==1.4.2</text:p>
      <text:p text:style-name="P2">asgiref==1.1.2</text:p>
      <text:p text:style-name="P2">attrs==17.2.0</text:p>
      <text:p text:style-name="P2">autobahn==17.6.2</text:p>
      <text:p text:style-name="P2">Automat==0.6.0</text:p>
      <text:p text:style-name="P2">channels==1.1.5</text:p>
      <text:p text:style-name="P2">constantly==15.1.0</text:p>
      <text:p text:style-name="P2">cycler==0.10.0</text:p>
      <text:p text:style-name="P2">daphne==1.3.0</text:p>
      <text:p text:style-name="P2">Django==1.11.2</text:p>
      <text:p text:style-name="P2">django-pandas==0.4.3</text:p>
      <text:p text:style-name="P2">django-registration-redux==1.6</text:p>
      <text:p text:style-name="P2">hyperlink==17.2.1</text:p>
      <text:p text:style-name="P2">incremental==17.5.0</text:p>
      <text:p text:style-name="P2">matplotlib==2.0.2</text:p>
      <text:p text:style-name="P2">mod-wsgi==4.5.15</text:p>
      <text:p text:style-name="P2">mod-wsgi-httpd==2.4.23.2</text:p>
      <text:p text:style-name="P2">msgpack-python==0.4.8</text:p>
      <text:p text:style-name="P2">numpy==1.13.0</text:p>
      <text:p text:style-name="P2">olefile==0.44</text:p>
      <text:p text:style-name="P2">pandas==0.20.2</text:p>
      <text:p text:style-name="P2">Pillow==4.1.1</text:p>
      <text:p text:style-name="P2">pyparsing==2.2.0</text:p>
      <text:p text:style-name="P2">pyserial==3.4</text:p>
      <text:p text:style-name="P2">python-dateutil==2.6.0</text:p>
      <text:p text:style-name="P2">pytz==2017.2</text:p>
      <text:p text:style-name="P2">redis==2.10.5</text:p>
      <text:p text:style-name="P2">RPi.GPIO==0.6.3</text:p>
      <text:p text:style-name="P2">six==1.10.0</text:p>
      <text:p text:style-name="P2">Twisted==17.5.0</text:p>
      <text:p text:style-name="P2">txaio==2.8.0</text:p>
      <text:p text:style-name="P2">XBee==2.3.1</text:p>
      <text:p text:style-name="P2">zope.interface==4.4.2</text:p>
      <text:p text:style-name="P2"/>
      <text:p text:style-name="P2">Dash Imports ( WIP )</text:p>
      <text:p text:style-name="P2"/>
      <text:p text:style-name="P2">import dash</text:p>
      <text:p text:style-name="P2">import dash_core_components as dcc</text:p>
      <text:p text:style-name="P2">import dash_html_components as html</text:p>
      <text:p text:style-name="P2">from pandas_datareader.data import DataReader</text:p>
      <text:p text:style-name="P2">import time</text:p>
      <text:p text:style-name="P2">from collections import deque</text:p>
      <text:p text:style-name="P2"><text:soft-page-break/>import plotly.graph_objs as g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6:28:32.163886408</meta:creation-date>
    <dc:date>2018-04-08T14:21:17.071221707</dc:date>
    <meta:editing-duration>PT11M47S</meta:editing-duration>
    <meta:editing-cycles>2</meta:editing-cycles>
    <meta:generator>LibreOffice/5.2.7.2$Linux_ARM_EABI LibreOffice_project/528e71104c3fcc3637004cef595401b05295414c</meta:generator>
    <meta:document-statistic meta:table-count="0" meta:image-count="0" meta:object-count="0" meta:page-count="2" meta:paragraph-count="47" meta:word-count="85" meta:character-count="918" meta:non-whitespace-character-count="880"/>
  </office:meta>
</office:document-meta>
</file>